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Multicaster.endCDAT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Multicaster.XMLMulticaster( ContentHandler [ ] chList , LexicalHandler [ ] lh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ulticaster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ulticaster.startElement( java . lang . String namespaceURI , java . lang . String localName , java . lang . String qName , Attributes at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ulticaster.characters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ulticaster.endPrefixMapping( java . lang .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ulticaster.processingInstruction( java . lang . String target , java . lang .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ulticaster.endElement( java . lang . String namespaceURI , java . lang . String localName , java . lang .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ulticast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Multicaster.skippedEntity( java . lang .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ulticaster.startDTD( String name , String public_id , String system_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Multicaster.XMLMulticaster( ContentHandler firstContentHandler , LexicalHandler firstLexicalHandler , ContentHandler secondContentHandler , LexicalHandler secondLexical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ulticast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Multicaster.ignorableWhitespace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ulticaster.endEntit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Multicaster.XMLMulticaster( XMLConsumer firstConsumer , XMLConsumer second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ulticaster.startEntit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Multicaster.startCDAT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Multicaster.startPrefixMapping( java . lang . String prefix , java . lang .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ulticaster.comment( char ary [ ]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Multicaster.endDT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